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17"/>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 What? Why are you yelling at me? Oh God I'm sorry please stop.</text:p>
          </table:table-cell>
          <table:table-cell table:style-name="ce12"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table:style-name="ce12" office:value-type="string">
            <text:p>Apricots have big pits so be careful not to fall into them.</text:p>
          </table:table-cell>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 Also, don't do an Image Search for that word.</text:p>
          </table:table-cell>
          <table:table-cell office: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3"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3"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3"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3"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3"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3"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3"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3"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3"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3"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3"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3"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3"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3"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3"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3"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3"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3"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3"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3"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3"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3"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3"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3"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4"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4"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4"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4"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4"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4"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4"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5"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4"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4"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4"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4"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4"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4"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4"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4"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4"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4"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4"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4"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4"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2"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A Bit Bigger</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Even Bigger Still</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and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office:value-type="string">
            <text:p>nowLoading</text:p>
          </table:table-cell>
          <table:table-cell/>
          <table:table-cell office:value-type="string">
            <text:p>opts</text:p>
          </table:table-cell>
          <table:table-cell office:value-type="string">
            <text:p>Now Lord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6"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 Your game has been autosaved!</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 Your game has been autosaved, for your convenience.</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7"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7"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8"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8"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8"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8"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8"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8"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8"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8"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8"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8"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8"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8"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8"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8" office:value-type="string">
            <text:p>Phone: Hell yeah!</text:p>
          </table:table-cell>
          <table:table-cell table:style-name="ce18"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8"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8"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8" office:value-type="string">
            <text:p>???: God I'm SO SICK of this food2 crap. I was SO HUNGRY FOR REAL FOOD.</text:p>
          </table:table-cell>
          <table:table-cell table:style-name="ce18"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8" office:value-type="string">
            <text:p>???: Meats, breads, curries, pastas, fruits, hell, even VEGETABLES. I just want some REAL DAMN FOOD.</text:p>
          </table:table-cell>
          <table:table-cell table:style-name="ce18"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8"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8"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8"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8"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8"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 Yer game has been otto-saved!</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 My game has been autosaved.</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6"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6"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 go out of your way to help people, and you are willing to use technology to do so.</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 go out of your way to hurt people, and you are willing to use technology to do so.</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 go out of your way to help people, and you want to do so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 go out of your way to hurt people, and you want to do so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office:value-type="string">
            <text:p>incompatibleSave</text:p>
          </table:table-cell>
          <table:table-cell/>
          <table:table-cell office:value-type="string">
            <text:p>opts</text:p>
          </table:table-cell>
          <table:table-cell table:style-name="ce4" office:value-type="string">
            <text:p>This Save is incompatible with this version of the gam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wk</text:p>
          </table:table-cell>
          <table:table-cell/>
          <table:table-cell office:value-type="string">
            <text:p>cname</text:p>
          </table:table-cell>
          <table:table-cell office:value-type="string">
            <text:p>Andrew W.K.</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am</text:p>
          </table:table-cell>
          <table:table-cell/>
          <table:table-cell office:value-type="string">
            <text:p>crole</text:p>
          </table:table-cell>
          <table:table-cell office:value-type="string">
            <text:p>ACCESSIBILITY MISTRESS</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n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enjoy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4"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4"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4"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4"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5"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4"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4"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4"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 My game was still autosaved though.</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7">09/07/2019</text:date>, <text:time>14:55: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9-07T14:55:45.35</dc:date>
    <meta:editing-duration>P144DT11H59M9S</meta:editing-duration>
    <meta:editing-cycles>1583</meta:editing-cycles>
    <dc:creator>Seab Dinch</dc:creator>
    <meta:document-statistic meta:table-count="1" meta:cell-count="7572" meta:object-count="0"/>
  </office:meta>
</office:document-meta>
</file>